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D0000080062A9C508A7C38A2D.jpg" manifest:media-type="image/jpeg"/>
  <manifest:file-entry manifest:full-path="Pictures/100000000000063F00000800D0197105900C3F8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6929in" svg:height="8.572in" draw:z-index="1"><draw:image xlink:href="Pictures/100000000000063F00000800D0197105900C3F83.jpg" xlink:type="simple" xlink:show="embed" xlink:actuate="onLoad" draw:mime-type="image/jpeg"/></draw:frame></text:p>
      <text:p text:style-name="Standard"><draw:frame draw:style-name="fr2" draw:name="Image1" text:anchor-type="char" svg:width="6.6929in" svg:height="7.8728in" draw:z-index="0"><draw:image xlink:href="Pictures/10000000000006CD0000080062A9C508A7C38A2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0:02:50.447496878</meta:creation-date>
    <dc:date>2025-05-27T20:05:53.765476494</dc:date>
    <meta:editing-duration>PT3M4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